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50d1" officeooo:paragraph-rsid="000e50d1"/>
    </style:style>
    <style:style style:name="P2" style:family="paragraph" style:parent-style-name="Standard">
      <style:text-properties officeooo:paragraph-rsid="000f43d9"/>
    </style:style>
    <style:style style:name="T1" style:family="text">
      <style:text-properties officeooo:rsid="000f43d9"/>
    </style:style>
    <style:style style:name="T2" style:family="text">
      <style:text-properties fo:font-style="italic" officeooo:rsid="000f43d9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fb8cf"/>
    </style:style>
    <style:style style:name="T5" style:family="text">
      <style:text-properties officeooo:rsid="000fc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a - Redesigning code for concurrent processing</text:p>
      <text:p text:style-name="P1"/>
      <text:p text:style-name="P2"><text:span text:style-name="T1">Threading is the first-party Python library that allows a developer to introduce concurrency to their software, noted to be </text:span><text:span text:style-name="T2">"</text:span><text:span text:style-name="T3">particularly useful when tasks are I/O bound</text:span><text:span text:style-name="T2">... </text:span><text:span text:style-name="T3">where much of the time is spent waiting for external resources</text:span><text:span text:style-name="T2">"</text:span><text:span text:style-name="T1"> according to the documentation. [1] Within the solution developed for this essay, there are multiple potential locations to wrap in threads</text:span><text:span text:style-name="T4">: including the audit log and any</text:span><text:span text:style-name="T5"> database queries occurring in the background, but this essay will focus primarily on the initial data injestion from uploaded CSV files.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15:37:54.635757520</meta:creation-date>
    <dc:date>2026-04-25T19:28:32.013648442</dc:date>
    <meta:editing-duration>PT3H49S</meta:editing-duration>
    <meta:editing-cycles>1</meta:editing-cycles>
    <meta:document-statistic meta:table-count="0" meta:image-count="0" meta:object-count="0" meta:page-count="1" meta:paragraph-count="2" meta:word-count="92" meta:character-count="593" meta:non-whitespace-character-count="503"/>
    <meta:generator>LibreOffice/25.8.6.2$Linux_X86_64 LibreOffice_project/580$Build-2</meta:generator>
  </office:meta>
</office:document-meta>
</file>